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8.197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9fc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End Oints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Status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Successful Upload</text:p>
          </table:table-cell>
          <table:table-cell office:value-type="string" calcext:value-type="string">
            <text:p>1) Schema Validation</text:p>
            <text:p>2) Check whether secret and access token, are retrieved as expected in response</text:p>
            <text:p>3) Check whether Filed ID in response matches with request File ID</text:p>
            <text:p/>
          </table:table-cell>
          <table:table-cell office:value-type="string" calcext:value-type="string">
            <text:p>User File Should be Successfully Uploaded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Uploaded user File</text:p>
          </table:table-cell>
          <table:table-cell office:value-type="string" calcext:value-type="string">
            <text:p>1) Schema Validation</text:p>
            <text:p>2) Check whether Filed ID in response matches with request File ID</text:p>
            <text:p>3) Validate Response body content</text:p>
            <text:p/>
          </table:table-cell>
          <table:table-cell office:value-type="string" calcext:value-type="string">
            <text:p>Should retrieve file user requested for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files</text:p>
          </table:table-cell>
          <table:table-cell office:value-type="string" calcext:value-type="string">
            <text:p>Get all files uploaded by User with out sharedfile param</text:p>
          </table:table-cell>
          <table:table-cell office:value-type="string" calcext:value-type="string">
            <text:p>1) Schema Validation</text:p>
            <text:p>2) Check whether Filed ID in response matches with request File ID</text:p>
            <text:p>3) Validate Response body content</text:p>
            <text:p/>
          </table:table-cell>
          <table:table-cell office:value-type="string" calcext:value-type="string">
            <text:p>Should Retrieve list of all files<text:span text:style-name="T1"> user holds</text:span>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files</text:p>
          </table:table-cell>
          <table:table-cell office:value-type="string" calcext:value-type="string">
            <text:p>Get all files uploaded by User with sharedfile param</text:p>
          </table:table-cell>
          <table:table-cell office:value-type="string" calcext:value-type="string">
            <text:p>1) Schema Validation</text:p>
            <text:p>2) Check whether Filed ID in response matches with request File ID</text:p>
            <text:p>3) Validate Response body content</text:p>
            <text:p/>
          </table:table-cell>
          <table:table-cell office:value-type="string" calcext:value-type="string">
            <text:p>Should Retrieve list of all files<text:span text:style-name="T1"> user holds</text:span>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ith invalid toke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Authentication error should be thrown</text:p>
          </table:table-cell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Uploaded user File with invalid toke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Authentication error should be thrown</text:p>
          </table:table-cell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files</text:p>
          </table:table-cell>
          <table:table-cell office:value-type="string" calcext:value-type="string">
            <text:p>Get all files uploaded by user with invalid toke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Authentication error should be thrown</text:p>
          </table:table-cell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hen Sever Dow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Internal server error should be thrown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File when server Dow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Internal server error should be thrown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files</text:p>
          </table:table-cell>
          <table:table-cell office:value-type="string" calcext:value-type="string">
            <text:p>Get all Files when server dow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Internal server error should be thrown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ith null file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Bad request error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User file with fileID as null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Bad request error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User1 file with fileID with User2 Token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File should not be found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Non existent File from user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Bad request error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ith any input as null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Bad request error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ith invalid JSON body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Bad request error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User File upload when previlege for service is revoked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Forbidden Error Should be thrown, File should not be uploade</text:p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Get File when access for service is revoked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Forbidden Error Should be thrown</text:p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files</text:p>
          </table:table-cell>
          <table:table-cell office:value-type="string" calcext:value-type="string">
            <text:p>Get all Files when access is reveoked</text:p>
          </table:table-cell>
          <table:table-cell office:value-type="string" calcext:value-type="string">
            <text:p>Check For Error Message and schema</text:p>
          </table:table-cell>
          <table:table-cell office:value-type="string" calcext:value-type="string">
            <text:p>Forbidden Error Should be thrown</text:p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1:49:31.483633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22:57:12.151548609</meta:creation-date>
    <dc:date>2021-08-22T12:03:06.485569536</dc:date>
    <meta:editing-duration>PT27M12S</meta:editing-duration>
    <meta:editing-cycles>3</meta:editing-cycles>
    <meta:generator>LibreOffice/6.4.7.2$Linux_X86_64 LibreOffice_project/40$Build-2</meta:generator>
    <meta:document-statistic meta:table-count="1" meta:cell-count="120" meta:object-count="0"/>
  </office:meta>
</office:document-meta>
</file>